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 24-36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 office:value-type="string" calcext:value-type="string">
            <text:p>simulate_universe()</text:p>
          </table:table-cell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3</text:p>
          </table:table-cell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table:number-columns-repeated="7"/>
          <table:table-cell office:value-type="string" calcext:value-type="string">
            <text:p>002_009</text:p>
          </table:table-cell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table:number-columns-repeated="7"/>
          <table:table-cell office:value-type="string" calcext:value-type="string">
            <text:p>002_007</text:p>
          </table:table-cell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table:number-columns-repeated="7"/>
          <table:table-cell office:value-type="string" calcext:value-type="string">
            <text:p>002_011</text:p>
          </table:table-cell>
        </table:table-row>
        <table:table-row table:style-name="ro1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0:18:45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10T11:52:18.481000000</dc:date>
    <meta:editing-duration>PT5H50M7S</meta:editing-duration>
    <meta:editing-cycles>8</meta:editing-cycles>
    <meta:generator>LibreOffice/6.1.6.3$Windows_X86_64 LibreOffice_project/5896ab1714085361c45cf540f76f60673dd96a72</meta:generator>
    <meta:document-statistic meta:table-count="1" meta:cell-count="316" meta:object-count="0"/>
  </office:meta>
</office:document-meta>
</file>